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5.5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Symmetric_20_Arrow" draw:fill="none" draw:textarea-vertical-align="middle"/>
    </style:style>
    <style:style style:name="gr6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0.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cm" svg:height="0.645cm" svg:x="5.1cm" svg:y="4.9cm">
          <draw:text-box>
            <text:p>Upper <text:s/>rotor</text:p>
          </draw:text-box>
        </draw:frame>
        <draw:frame draw:style-name="gr1" draw:text-style-name="P1" draw:layer="layout" svg:width="2.4cm" svg:height="0.645cm" svg:x="5.1cm" svg:y="7.2cm">
          <draw:text-box>
            <text:p>Lower <text:s/>rotor</text:p>
          </draw:text-box>
        </draw:frame>
        <draw:custom-shape draw:style-name="gr2" draw:text-style-name="P2" draw:layer="layout" svg:width="6cm" svg:height="0.1cm" svg:x="7.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5.491cm" svg:height="2.263cm" draw:transform="rotate (-0.549778714378215) translate (5.7cm 3.7cm)" svg:viewBox="0 0 5492 2264" svg:d="M0 0c3636 0 5492 2264 5492 2264">
          <text:p/>
        </draw:path>
        <draw:path draw:style-name="gr3" draw:text-style-name="P3" draw:layer="layout" svg:width="5.492cm" svg:height="2.262cm" draw:transform="rotate (0.549953247303413) translate (10.817265073881cm 6.57070792682214cm)" svg:viewBox="0 0 5493 2263" svg:d="M5493 0c-3636 0-5493 2263-5493 2263">
          <text:p/>
        </draw:path>
        <draw:line draw:style-name="gr3" draw:text-style-name="P3" draw:layer="layout" svg:x1="10.6cm" svg:y1="2.6cm" svg:x2="10.6cm" svg:y2="10.8cm">
          <text:p/>
        </draw:line>
        <draw:custom-shape draw:style-name="gr2" draw:text-style-name="P2" draw:layer="layout" svg:width="6cm" svg:height="0.1cm" svg:x="7.6cm" svg:y="7.5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5.492cm" svg:height="2.262cm" draw:transform="rotate (0.549953247303413) translate (10.817265073881cm 8.87070792682215cm)" svg:viewBox="0 0 5493 2263" svg:d="M5493 0c-3636 0-5493 2263-5493 2263">
          <text:p/>
        </draw:path>
        <draw:path draw:style-name="gr3" draw:text-style-name="P3" draw:layer="layout" svg:width="5.491cm" svg:height="2.263cm" draw:transform="rotate (-0.549778714378215) translate (5.7cm 6cm)" svg:viewBox="0 0 5492 2264" svg:d="M0 0c3636 0 5492 2264 5492 2264">
          <text:p/>
        </draw:path>
        <draw:frame draw:style-name="gr4" draw:text-style-name="P2" draw:layer="layout" svg:width="0.619cm" svg:height="0.53cm" svg:x="10.803cm" svg:y="3.6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65cm" svg:height="0.53cm" svg:x="9.5cm" svg:y="4.5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3" draw:layer="layout" svg:x1="8cm" svg:y1="5.1cm" svg:x2="8cm" svg:y2="5.6cm">
          <text:p/>
        </draw:line>
        <draw:line draw:style-name="gr5" draw:text-style-name="P3" draw:layer="layout" svg:x1="8.3cm" svg:y1="5.1cm" svg:x2="8.3cm" svg:y2="5.6cm">
          <text:p/>
        </draw:line>
        <draw:line draw:style-name="gr5" draw:text-style-name="P3" draw:layer="layout" svg:x1="8.6cm" svg:y1="5.1cm" svg:x2="8.6cm" svg:y2="5.6cm">
          <text:p/>
        </draw:line>
        <draw:line draw:style-name="gr5" draw:text-style-name="P3" draw:layer="layout" svg:x1="8.9cm" svg:y1="5.1cm" svg:x2="8.9cm" svg:y2="5.6cm">
          <text:p/>
        </draw:line>
        <draw:line draw:style-name="gr5" draw:text-style-name="P3" draw:layer="layout" svg:x1="9.2cm" svg:y1="5.1cm" svg:x2="9.2cm" svg:y2="5.6cm">
          <text:p/>
        </draw:line>
        <draw:line draw:style-name="gr5" draw:text-style-name="P3" draw:layer="layout" svg:x1="9.5cm" svg:y1="5.1cm" svg:x2="9.5cm" svg:y2="5.6cm">
          <text:p/>
        </draw:line>
        <draw:line draw:style-name="gr5" draw:text-style-name="P3" draw:layer="layout" svg:x1="9.8cm" svg:y1="5.1cm" svg:x2="9.8cm" svg:y2="5.6cm">
          <text:p/>
        </draw:line>
        <draw:line draw:style-name="gr5" draw:text-style-name="P3" draw:layer="layout" svg:x1="10.1cm" svg:y1="5.1cm" svg:x2="10.1cm" svg:y2="5.6cm">
          <text:p/>
        </draw:line>
        <draw:line draw:style-name="gr5" draw:text-style-name="P3" draw:layer="layout" svg:x1="10.4cm" svg:y1="5.1cm" svg:x2="10.4cm" svg:y2="5.6cm">
          <text:p/>
        </draw:line>
        <draw:line draw:style-name="gr5" draw:text-style-name="P3" draw:layer="layout" svg:x1="10.7cm" svg:y1="5.1cm" svg:x2="10.7cm" svg:y2="5.6cm">
          <text:p/>
        </draw:line>
        <draw:line draw:style-name="gr5" draw:text-style-name="P3" draw:layer="layout" svg:x1="11cm" svg:y1="5.1cm" svg:x2="11cm" svg:y2="5.6cm">
          <text:p/>
        </draw:line>
        <draw:line draw:style-name="gr5" draw:text-style-name="P3" draw:layer="layout" svg:x1="11.3cm" svg:y1="5.1cm" svg:x2="11.3cm" svg:y2="5.6cm">
          <text:p/>
        </draw:line>
        <draw:line draw:style-name="gr5" draw:text-style-name="P3" draw:layer="layout" svg:x1="11.6cm" svg:y1="5.1cm" svg:x2="11.6cm" svg:y2="5.6cm">
          <text:p/>
        </draw:line>
        <draw:line draw:style-name="gr5" draw:text-style-name="P3" draw:layer="layout" svg:x1="11.9cm" svg:y1="5.1cm" svg:x2="11.9cm" svg:y2="5.6cm">
          <text:p/>
        </draw:line>
        <draw:line draw:style-name="gr5" draw:text-style-name="P3" draw:layer="layout" svg:x1="12.2cm" svg:y1="5.1cm" svg:x2="12.2cm" svg:y2="5.6cm">
          <text:p/>
        </draw:line>
        <draw:line draw:style-name="gr5" draw:text-style-name="P3" draw:layer="layout" svg:x1="12.5cm" svg:y1="5.1cm" svg:x2="12.5cm" svg:y2="5.6cm">
          <text:p/>
        </draw:line>
        <draw:line draw:style-name="gr5" draw:text-style-name="P3" draw:layer="layout" svg:x1="12.8cm" svg:y1="5.1cm" svg:x2="12.8cm" svg:y2="5.6cm">
          <text:p/>
        </draw:line>
        <draw:line draw:style-name="gr5" draw:text-style-name="P3" draw:layer="layout" svg:x1="13.1cm" svg:y1="5.1cm" svg:x2="13.1cm" svg:y2="5.6cm">
          <text:p/>
        </draw:line>
        <draw:line draw:style-name="gr5" draw:text-style-name="P3" draw:layer="layout" svg:x1="8cm" svg:y1="7.4cm" svg:x2="8cm" svg:y2="7.9cm">
          <text:p/>
        </draw:line>
        <draw:line draw:style-name="gr5" draw:text-style-name="P3" draw:layer="layout" svg:x1="8.3cm" svg:y1="7.4cm" svg:x2="8.3cm" svg:y2="7.9cm">
          <text:p/>
        </draw:line>
        <draw:line draw:style-name="gr5" draw:text-style-name="P3" draw:layer="layout" svg:x1="8.6cm" svg:y1="7.4cm" svg:x2="8.6cm" svg:y2="7.9cm">
          <text:p/>
        </draw:line>
        <draw:line draw:style-name="gr5" draw:text-style-name="P3" draw:layer="layout" svg:x1="8.9cm" svg:y1="7.4cm" svg:x2="8.9cm" svg:y2="7.9cm">
          <text:p/>
        </draw:line>
        <draw:line draw:style-name="gr5" draw:text-style-name="P3" draw:layer="layout" svg:x1="9.2cm" svg:y1="7.4cm" svg:x2="9.2cm" svg:y2="7.9cm">
          <text:p/>
        </draw:line>
        <draw:line draw:style-name="gr5" draw:text-style-name="P3" draw:layer="layout" svg:x1="9.5cm" svg:y1="7.4cm" svg:x2="9.5cm" svg:y2="7.9cm">
          <text:p/>
        </draw:line>
        <draw:line draw:style-name="gr5" draw:text-style-name="P3" draw:layer="layout" svg:x1="9.8cm" svg:y1="7.4cm" svg:x2="9.8cm" svg:y2="7.9cm">
          <text:p/>
        </draw:line>
        <draw:line draw:style-name="gr5" draw:text-style-name="P3" draw:layer="layout" svg:x1="10.1cm" svg:y1="7.4cm" svg:x2="10.1cm" svg:y2="7.9cm">
          <text:p/>
        </draw:line>
        <draw:line draw:style-name="gr5" draw:text-style-name="P3" draw:layer="layout" svg:x1="10.4cm" svg:y1="7.4cm" svg:x2="10.4cm" svg:y2="7.9cm">
          <text:p/>
        </draw:line>
        <draw:line draw:style-name="gr5" draw:text-style-name="P3" draw:layer="layout" svg:x1="10.7cm" svg:y1="7.4cm" svg:x2="10.7cm" svg:y2="7.9cm">
          <text:p/>
        </draw:line>
        <draw:line draw:style-name="gr5" draw:text-style-name="P3" draw:layer="layout" svg:x1="11cm" svg:y1="7.4cm" svg:x2="11cm" svg:y2="7.9cm">
          <text:p/>
        </draw:line>
        <draw:line draw:style-name="gr5" draw:text-style-name="P3" draw:layer="layout" svg:x1="11.3cm" svg:y1="7.4cm" svg:x2="11.3cm" svg:y2="7.9cm">
          <text:p/>
        </draw:line>
        <draw:line draw:style-name="gr5" draw:text-style-name="P3" draw:layer="layout" svg:x1="11.6cm" svg:y1="7.4cm" svg:x2="11.6cm" svg:y2="7.9cm">
          <text:p/>
        </draw:line>
        <draw:line draw:style-name="gr5" draw:text-style-name="P3" draw:layer="layout" svg:x1="11.9cm" svg:y1="7.4cm" svg:x2="11.9cm" svg:y2="7.9cm">
          <text:p/>
        </draw:line>
        <draw:line draw:style-name="gr5" draw:text-style-name="P3" draw:layer="layout" svg:x1="12.2cm" svg:y1="7.4cm" svg:x2="12.2cm" svg:y2="7.9cm">
          <text:p/>
        </draw:line>
        <draw:line draw:style-name="gr5" draw:text-style-name="P3" draw:layer="layout" svg:x1="12.5cm" svg:y1="7.4cm" svg:x2="12.5cm" svg:y2="7.9cm">
          <text:p/>
        </draw:line>
        <draw:line draw:style-name="gr5" draw:text-style-name="P3" draw:layer="layout" svg:x1="12.8cm" svg:y1="7.4cm" svg:x2="12.8cm" svg:y2="7.9cm">
          <text:p/>
        </draw:line>
        <draw:line draw:style-name="gr5" draw:text-style-name="P3" draw:layer="layout" svg:x1="13.1cm" svg:y1="7.4cm" svg:x2="13.1cm" svg:y2="7.9cm">
          <text:p/>
        </draw:line>
        <draw:frame draw:style-name="gr4" draw:text-style-name="P2" draw:layer="layout" svg:width="0.51cm" svg:height="0.53cm" svg:x="9.501cm" svg:y="6.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3" draw:layer="layout" svg:x1="10.6cm" svg:y1="5.2cm" svg:x2="10.6cm" svg:y2="3.7cm">
          <text:p/>
        </draw:line>
        <draw:line draw:style-name="gr6" draw:text-style-name="P3" draw:layer="layout" svg:x1="10.6cm" svg:y1="7.525cm" svg:x2="10.6cm" svg:y2="6.025cm">
          <text:p/>
        </draw:line>
        <draw:measure draw:style-name="gr7" draw:text-style-name="P2" draw:layer="measurelines" svg:x1="13.6cm" svg:y1="5.2cm" svg:x2="13.6cm" svg:y2="7.5cm">
          <text:p/>
        </draw:measure>
        <draw:custom-shape draw:style-name="gr8" draw:text-style-name="P4" draw:layer="layout" svg:width="1cm" svg:height="0.9cm" svg:x="14.6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407cm" svg:height="0.237cm" svg:x="14.593cm" svg:y="6.1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564cm" svg:height="0.53cm" svg:x="10.804cm" svg:y="5.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8T20:27:35.956725616</dc:date>
    <meta:editing-duration>PT4H36M51S</meta:editing-duration>
    <meta:editing-cycles>15</meta:editing-cycles>
    <meta:generator>LibreOffice/5.1.6.2$Linux_X86_64 LibreOffice_project/1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sub>
      <mi>T</mi>
      <mi>u</mi>
    </msub>
    <annotation encoding="StarMath 5.0">T_{u}</annotation>
  </semantics>
</math>
</file>

<file path=Object 2/content.xml><?xml version="1.0" encoding="utf-8"?>
<math xmlns="http://www.w3.org/1998/Math/MathML" display="block">
  <semantics>
    <msub>
      <mi>T</mi>
      <mi>l</mi>
    </msub>
    <annotation encoding="StarMath 5.0">T_{l}</annotation>
  </semantics>
</math>
</file>

<file path=Object 3/content.xml><?xml version="1.0" encoding="utf-8"?>
<math xmlns="http://www.w3.org/1998/Math/MathML" display="block">
  <semantics>
    <msub>
      <mi>v</mi>
      <mi>u</mi>
    </msub>
    <annotation encoding="StarMath 5.0">v_{u}</annotation>
  </semantics>
</math>
</file>

<file path=Object 4/content.xml><?xml version="1.0" encoding="utf-8"?>
<math xmlns="http://www.w3.org/1998/Math/MathML" display="block">
  <semantics>
    <msub>
      <mi>v</mi>
      <mi>l</mi>
    </msub>
    <annotation encoding="StarMath 5.0">v_{l}</annotation>
  </semantics>
</math>
</file>

<file path=Object 5/content.xml><?xml version="1.0" encoding="utf-8"?>
<math xmlns="http://www.w3.org/1998/Math/MathML" display="block">
  <semantics>
    <mi mathvariant="normal">ϵ</mi>
    <annotation encoding="StarMath 5.0">%epsilon</annotation>
  </semantics>
</math>
</file>